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800000279F999455C.png" manifest:media-type="image/png"/>
  <manifest:file-entry manifest:full-path="Pictures/10000001000002F4000002DEF81B17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e6fa" officeooo:paragraph-rsid="0001e6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0in" svg:y="0.75in" svg:width="6.6929in" svg:height="6.498in" draw:z-index="1"><draw:image xlink:href="Pictures/10000001000002F4000002DEF81B1763.png" xlink:type="simple" xlink:show="embed" xlink:actuate="onLoad" draw:mime-type="image/png"/></draw:frame>I just need some pics for syntax, I’ so bad at React...</text:p>
      <text:p text:style-name="Standard"/>
      <text:p text:style-name="Standard"><draw:frame draw:style-name="fr2" draw:name="Image1" text:anchor-type="char" svg:width="6.6929in" svg:height="4.45in" draw:z-index="0"><draw:image xlink:href="Pictures/10000001000003B800000279F999455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21:20:19.055762551</meta:creation-date>
    <dc:date>2025-01-11T21:23:26.561333921</dc:date>
    <meta:editing-duration>PT3M8S</meta:editing-duration>
    <meta:editing-cycles>1</meta:editing-cycles>
    <meta:document-statistic meta:table-count="0" meta:image-count="2" meta:object-count="0" meta:page-count="1" meta:paragraph-count="1" meta:word-count="12" meta:character-count="55" meta:non-whitespace-character-count="44"/>
    <meta:generator>LibreOffice/24.2.7.2$Linux_X86_64 LibreOffice_project/420$Build-2</meta:generator>
  </office:meta>
</office:document-meta>
</file>